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O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{{ map | paste }}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169.78mm" svg:height="255.12mm" svg:x="-0.88mm" svg:y="0.56m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/>
    <style:font-face style:name="Lohit Devanagari1" svg:font-family="'Lohit Devanagari'"/>
    <style:font-face style:name="Bitstream Vera Sans" svg:font-family="'Bitstream Vera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nux Libertine O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" fo:font-family="'Bitstream Vera Sans'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Bitstream Vera Sans" fo:font-family="'Bitstream Vera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fo:font-family="'Bitstream Vera Sans'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7:22:58.569979426</meta:creation-date>
    <meta:editing-duration>PT2M3S</meta:editing-duration>
    <meta:editing-cycles>4</meta:editing-cycles>
    <meta:generator>LibreOffice/5.0.6.1$Linux_X86_64 LibreOffice_project/00$Build-1</meta:generator>
    <meta:initial-creator>Julien Enselme</meta:initial-creator>
    <dc:date>2016-04-22T17:29:56.489847448</dc:date>
    <dc:creator>Julien Enselme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